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Pictures/10000000000000200000002000309F1C.png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hatch" draw:fill-hatch-name="Petites_20_croix" draw:fill-hatch-solid="false" draw:auto-grow-height="false" fo:min-height="0.749cm" fo:min-width="0.499cm" fo:wrap-option="no-wrap"/>
    </style:style>
    <style:style style:name="gr3" style:family="graphic" style:parent-style-name="objectwithoutfill">
      <style:graphic-properties svg:stroke-width="0.051cm" draw:marker-start-width="0.381cm" draw:marker-end-width="0.381cm" draw:fill="none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fo:min-height="1.15cm"/>
    </style:style>
    <style:style style:name="gr5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  <style:style style:name="P2" style:family="paragraph">
      <style:text-properties fo:font-family="Calibri" style:font-family-generic="swiss" style:font-pitch="variable"/>
    </style:style>
    <style:style style:name="P3" style:family="paragraph">
      <style:text-properties fo:font-family="Calibri" style:font-family-generic="swiss" style:font-pitch="variable" fo:font-size="28pt" style:font-size-asian="28pt" style:font-size-complex="28pt"/>
    </style:style>
    <style:style style:name="T1" style:family="text">
      <style:text-properties fo:font-family="Calibri" style:font-family-generic="swiss" style:font-pitch="variable"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cm" svg:height="3cm" svg:x="1.9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cm" svg:x="6.9cm" svg:y="6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layer="layout" svg:width="10.795cm" svg:height="3.81cm" svg:x="1.5cm" svg:y="6.5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3" draw:text-style-name="P1" draw:layer="layout" svg:x1="6cm" svg:y1="11.4cm" svg:x2="7.9cm" svg:y2="10.4cm">
          <text:p/>
        </draw:line>
        <draw:frame draw:style-name="gr4" draw:text-style-name="P3" draw:layer="layout" svg:width="8.5cm" svg:height="1.458cm" svg:x="2.7cm" svg:y="11.2cm">
          <draw:text-box>
            <text:p text:style-name="P2"><text:span text:style-name="T1">Isolant thermique</text:span></text:p>
          </draw:text-box>
        </draw:frame>
        <draw:frame draw:style-name="gr5" draw:layer="layout" svg:width="1.499cm" svg:height="1.168cm" svg:x="1.901cm" svg:y="7.9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5" draw:layer="layout" svg:width="1.519cm" svg:height="1.168cm" svg:x="7.002cm" svg:y="7.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5" draw:layer="layout" svg:width="1.638cm" svg:height="1.369cm" svg:x="4.202cm" svg:y="7.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5" draw:layer="layout" svg:width="1.658cm" svg:height="1.369cm" svg:x="9.402cm" svg:y="7.101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5" draw:layer="layout" svg:width="1.574cm" svg:height="1.369cm" svg:x="4.202cm" svg:y="8.3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5" draw:layer="layout" svg:width="1.594cm" svg:height="1.369cm" svg:x="9.402cm" svg:y="8.30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custom-shape draw:style-name="gr1" draw:text-style-name="P1" draw:layer="layout" svg:width="5cm" svg:height="3cm" svg:x="1.1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5cm" svg:height="3cm" svg:x="7.2cm" svg:y="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layer="layout" svg:width="1.499cm" svg:height="1.168cm" svg:x="1.601cm" svg:y="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5" draw:layer="layout" svg:width="1.519cm" svg:height="1.168cm" svg:x="7.302cm" svg:y="2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5" draw:layer="layout" svg:width="1.638cm" svg:height="1.369cm" svg:x="3.802cm" svg:y="1.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5" draw:layer="layout" svg:width="1.658cm" svg:height="1.369cm" svg:x="9.702cm" svg:y="1.201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5" draw:layer="layout" svg:width="1.574cm" svg:height="1.369cm" svg:x="3.902cm" svg:y="2.4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5" draw:layer="layout" svg:width="1.594cm" svg:height="1.369cm" svg:x="9.702cm" svg:y="2.401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custom-shape draw:style-name="gr1" draw:text-style-name="P1" draw:layer="layout" svg:width="1cm" svg:height="1.5cm" svg:x="6.2cm" svg:y="4.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Petites_20_croix" draw:display-name="Petites croix" draw:style="double" draw:color="#000000" draw:distance="0.254cm" draw:rotation="45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8M18S</meta:editing-duration>
    <meta:editing-cycles>5</meta:editing-cycles>
    <meta:generator>LibreOffice/3.4$Win32 LibreOffice_project/340m1$Build-203</meta:generator>
    <dc:date>2012-03-06T10:23:35.45</dc:date>
    <meta:document-statistic meta:object-count="20"/>
  </office:meta>
</office:document-meta>
</file>

<file path=Object 1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10/content.xml><?xml version="1.0" encoding="utf-8"?>
<math xmlns="http://www.w3.org/1998/Math/MathML">
  <semantics>
    <mrow>
      <msub>
        <mi>C</mi>
        <mn>2</mn>
      </msub>
    </mrow>
    <annotation encoding="StarMath 5.0">C_2</annotation>
  </semantics>
</math>
</file>

<file path=Object 11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12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2/content.xml><?xml version="1.0" encoding="utf-8"?>
<math xmlns="http://www.w3.org/1998/Math/MathML">
  <semantics>
    <mrow>
      <msub>
        <mo stretchy="false">Σ</mo>
        <mn>2</mn>
      </msub>
    </mrow>
    <annotation encoding="StarMath 5.0">%SIGMA_2</annotation>
  </semantics>
</math>
</file>

<file path=Object 3/content.xml><?xml version="1.0" encoding="utf-8"?>
<math xmlns="http://www.w3.org/1998/Math/MathML">
  <semantics>
    <mrow>
      <msub>
        <mi>C</mi>
        <mn>1</mn>
      </msub>
    </mrow>
    <annotation encoding="StarMath 5.0">C_1</annotation>
  </semantics>
</math>
</file>

<file path=Object 4/content.xml><?xml version="1.0" encoding="utf-8"?>
<math xmlns="http://www.w3.org/1998/Math/MathML">
  <semantics>
    <mrow>
      <msub>
        <mi>C</mi>
        <mn>2</mn>
      </msub>
    </mrow>
    <annotation encoding="StarMath 5.0">C_2</annotation>
  </semantics>
</math>
</file>

<file path=Object 5/content.xml><?xml version="1.0" encoding="utf-8"?>
<math xmlns="http://www.w3.org/1998/Math/MathML">
  <semantics>
    <mrow>
      <msub>
        <mi>T</mi>
        <mn>1</mn>
      </msub>
    </mrow>
    <annotation encoding="StarMath 5.0">T_1</annotation>
  </semantics>
</math>
</file>

<file path=Object 6/content.xml><?xml version="1.0" encoding="utf-8"?>
<math xmlns="http://www.w3.org/1998/Math/MathML">
  <semantics>
    <mrow>
      <msub>
        <mi>T</mi>
        <mn>2</mn>
      </msub>
    </mrow>
    <annotation encoding="StarMath 5.0">T_2</annotation>
  </semantics>
</math>
</file>

<file path=Object 7/content.xml><?xml version="1.0" encoding="utf-8"?>
<math xmlns="http://www.w3.org/1998/Math/MathML">
  <semantics>
    <mrow>
      <msub>
        <mo stretchy="false">Σ</mo>
        <mn>1</mn>
      </msub>
    </mrow>
    <annotation encoding="StarMath 5.0">%SIGMA_1</annotation>
  </semantics>
</math>
</file>

<file path=Object 8/content.xml><?xml version="1.0" encoding="utf-8"?>
<math xmlns="http://www.w3.org/1998/Math/MathML">
  <semantics>
    <mrow>
      <msub>
        <mo stretchy="false">Σ</mo>
        <mn>2</mn>
      </msub>
    </mrow>
    <annotation encoding="StarMath 5.0">%SIGMA_2</annotation>
  </semantics>
</math>
</file>

<file path=Object 9/content.xml><?xml version="1.0" encoding="utf-8"?>
<math xmlns="http://www.w3.org/1998/Math/MathML">
  <semantics>
    <mrow>
      <msub>
        <mi>C</mi>
        <mn>1</mn>
      </msub>
    </mrow>
    <annotation encoding="StarMath 5.0">C_1</annotation>
  </semantics>
</math>
</file>